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2">
      <style:paragraph-properties fo:margin-left="0.9846in" fo:margin-right="0in" fo:text-indent="-0.25in" style:auto-text-indent="false"/>
    </style:style>
    <style:style style:name="P6" style:family="paragraph" style:parent-style-name="Text_20_body" style:list-style-name="L4">
      <style:paragraph-properties fo:margin-left="0.9846in" fo:margin-right="0in" fo:text-indent="-0.25in" style:auto-text-indent="false"/>
    </style:style>
    <style:style style:name="P7" style:family="paragraph" style:parent-style-name="Text_20_body" style:list-style-name="L4">
      <style:paragraph-properties fo:margin-left="0.4925in" fo:margin-right="0in" fo:text-indent="-0.25in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root design</text:h>
      <text:p text:style-name="Text_20_body"/>
      <text:p text:style-name="Text_20_body">Checked files in prior to doing this design, commit numbers 863, 864.</text:p>
      <text:h text:style-name="Heading_20_1" text:outline-level="1">1 Requirements</text:h>
      <text:p text:style-name="Text_20_body">TreeUtils.reroot(Tree,Node) is buggy: if given a leaf node to reroot on, it returns a tree of just that node. </text:p>
      <text:p text:style-name="Text_20_body">Problem is TreeUtils.reroot(Node) which does nothing if the node isn't to its liking. </text:p>
      <text:p text:style-name="Text_20_body"/>
      <text:p text:style-name="Text_20_body">Current reroot doesn't create or destroy nodes, hence its limitations. How it works (recursively.) We are passed a node ‘newRoot’ which must become the tree’s root</text:p>
      <text:list xml:id="list912403164" text:style-name="L1">
        <text:list-item>
          <text:p text:style-name="P1">If newRoot is a leaf, silently do nothing (the behaviour I object to)</text:p>
        </text:list-item>
        <text:list-item>
          <text:p text:style-name="P1">If newRoot is the root, do nothing (mission accomplished)</text:p>
        </text:list-item>
        <text:list-item>
          <text:p text:style-name="P1">If newRoot’s parent is not the current root (recursively) reroot on newRoot’s parent.</text:p>
        </text:list-item>
        <text:list-item>
          <text:p text:style-name="P1">ASSERTION: newRoot’s parent is current root, call it oldRoot.</text:p>
        </text:list-item>
        <text:list-item>
          <text:p text:style-name="P1">If oldRoot has &lt;3 children, return silently (again, failure with no warning) </text:p>
        </text:list-item>
        <text:list-item>
          <text:p text:style-name="P1">call NodeUtils.exchangeInfo on oldRoot and newRoot</text:p>
        </text:list-item>
        <text:list-item>
          <text:p text:style-name="P1">remove newRoot from oldRoot’s children</text:p>
        </text:list-item>
        <text:list-item>
          <text:p text:style-name="P1">attach oldRoot to newRoot’s children</text:p>
        </text:list-item>
      </text:list>
      <text:p text:style-name="Text_20_body"/>
      <text:p text:style-name="Text_20_body">NodeUtils.exchangeInfo swaps identifier, branch length, node height,</text:p>
      <text:p text:style-name="Text_20_body">branch length SE between the two nodes.</text:p>
      <text:p text:style-name="Text_20_body"/>
      <text:p text:style-name="Text_20_body">I want two methods: ‘reroot’ and ‘rerootBinary’. ‘reroot’ allows the new root to be ternary (or more), ‘rerootBinary’ forces the root node to be binary.</text:p>
      <text:p text:style-name="Text_20_body">‘rerootBinary’ always adds a new (binary) root node, whose children are the specified node and what used to be that node’s parent. </text:p>
      <text:p text:style-name="Text_20_body">‘reroot’ called on a leaf node will do a ‘rerootBinary’ on it (can’t make a leaf node the root.)</text:p>
      <text:p text:style-name="Text_20_body">For both methods, if the current root is a binary node, it will be removed.</text:p>
      <text:p text:style-name="Text_20_body">For both methods, if the supplied ‘tree’ has any node with exactly one child, an error will be thrown if we have to deal with that node.</text:p>
      <text:p text:style-name="Text_20_body">Test cases for new reroot method and rerootBinary methods:</text:p>
      <text:list xml:id="list878965540" text:style-name="L2">
        <text:list-item>
          <text:p text:style-name="P2">Current root is ternary, root moved (more than one step) to an internal node: ((A,B),C),D,E) rerooted to (A,B) node.</text:p>
        </text:list-item>
        <text:list-item>
          <text:p text:style-name="P5">reroot -&gt; (A,B,(C,(D,E)))</text:p>
        </text:list-item>
        <text:list-item>
          <text:p text:style-name="P5"><text:soft-page-break/>rerootBinary -&gt; ((A,B),(C,(D,E))) (new node created)</text:p>
        </text:list-item>
        <text:list-item>
          <text:p text:style-name="P2">Current root is binary, root moved (more than one step) to an internal node: <text:s/>(((A,B),C),D) rerooted to (A,B) node.</text:p>
        </text:list-item>
        <text:list-item>
          <text:p text:style-name="P5">reroot <text:s/>-&gt; (A,B,(C,D)) (and one node is released)</text:p>
        </text:list-item>
        <text:list-item>
          <text:p text:style-name="P5">binaryReroot -&gt; ((A,B),(C,D))</text:p>
        </text:list-item>
        <text:list-item>
          <text:p text:style-name="P2">Current root is ternary, root moved (more than one step) to a leaf node: ((A,B),C,D) rerooted to A</text:p>
        </text:list-item>
        <text:list-item>
          <text:p text:style-name="P5">reroot or rerootBinary -&gt; (A,(B,(C,D))) (new node is created)</text:p>
        </text:list-item>
        <text:list-item>
          <text:p text:style-name="P2">Current root is binary, root moved (more than one step) to a leaf node: (((A,B),C),D) rerooted to A</text:p>
        </text:list-item>
        <text:list-item>
          <text:p text:style-name="P5">reroot or rerootBinary -&gt; (A,(B,(C,D)))</text:p>
        </text:list-item>
      </text:list>
      <text:p text:style-name="Text_20_body">In all test cases, lengths are conserved: before and after, not only is unrooted topology the same, unrooted distances also the same. </text:p>
      <text:p text:style-name="Text_20_body"/>
      <text:p text:style-name="Text_20_body">ALSO: check that tree’s lists of internal/external nodes remains correct.</text:p>
      <text:h text:style-name="Heading_20_1" text:outline-level="1">2 Functional Design</text:h>
      <text:h text:style-name="Heading_20_2" text:outline-level="2">rerootBinary:</text:h>
      <text:p text:style-name="Text_20_body">Pass in node ‘targetRoot’ which must become child of new binary root,</text:p>
      <text:list xml:id="list1567346422" text:style-name="L3">
        <text:list-item>
          <text:p text:style-name="P3">If ‘targetRoot.parent’ is root and is binary, we are done.</text:p>
        </text:list-item>
        <text:list-item>
          <text:p text:style-name="P3">Call reroot on targetRoot.parent.</text:p>
        </text:list-item>
        <text:list-item>
          <text:p text:style-name="P3">Need node ‘newRoot’. If reroot gave us a spare node, use this, else create one</text:p>
        </text:list-item>
        <text:list-item>
          <text:p text:style-name="P3">newRoot takes targetRoot and targetRoot.parent as children. (targetRoot.parent will have zero branch length). (No passing of branch lengths etc. around is required.)</text:p>
        </text:list-item>
      </text:list>
      <text:h text:style-name="Heading_20_2" text:outline-level="2">reroot:</text:h>
      <text:p text:style-name="Text_20_body">Is passed Node ‘newRoot’ (non-null) and ‘spareNode’ (possibly null.) Returns a Node (possibly null) which is a spare.</text:p>
      <text:p text:style-name="Text_20_body"/>
      <text:list xml:id="list1583449057" text:style-name="L4">
        <text:list-item>
          <text:p text:style-name="P4">If newRoot is already the root, return doing nothing, return spareNode.</text:p>
        </text:list-item>
        <text:list-item>
          <text:p text:style-name="P4">Throw an error if newRoot has exactly one child. Call rerootBinary if newRoot is a leaf, and then return spareNode.</text:p>
        </text:list-item>
        <text:list-item>
          <text:p text:style-name="P6">Assertion: newRoot has at least two children.</text:p>
        </text:list-item>
        <text:list-item>
          <text:p text:style-name="P4">Recursively call ‘reroot’ on newRoot’s parent. From now on, call the parent ‘oldRoot’</text:p>
        </text:list-item>
        <text:list-item>
          <text:p text:style-name="P6">Assertion: oldRoot has two or more children.</text:p>
        </text:list-item>
        <text:list-item>
          <text:p text:style-name="P7"><text:soft-page-break/>If oldRoot has exactly two children:</text:p>
        </text:list-item>
        <text:list-item>
          <text:p text:style-name="P6">Take note of newRoot’s distance to oldRoot.</text:p>
        </text:list-item>
        <text:list-item>
          <text:p text:style-name="P6">Move oldRoot’s other child to become child of newRoot</text:p>
        </text:list-item>
        <text:list-item>
          <text:p text:style-name="P6">add distance to its branch length</text:p>
        </text:list-item>
        <text:list-item>
          <text:p text:style-name="P6">zero oldRoot, set newRoot as tree’s root, return oldRoot (as spare node)</text:p>
        </text:list-item>
        <text:list-item>
          <text:p text:style-name="P7">Otherwise oldRoot has 3 or more children. Follow the algorithm for the existing ‘reroot’ method, return spareNode.</text:p>
        </text:list-item>
      </text:list>
      <text:p text:style-name="Text_20_body"/>
      <text:p text:style-name="Text_20_body"/>
      <text:h text:style-name="Heading_20_1" text:outline-level="1">3 Detailed Design</text:h>
      <text:h text:style-name="Heading_20_2" text:outline-level="2">Interface tree.Node:</text:h>
      <text:p text:style-name="Text_20_body">Add factory method Node getInstance()</text:p>
      <text:p text:style-name="Text_20_body">Implement this method in all classes implementing Node ( = SimpleNode only)</text:p>
      <text:h text:style-name="Heading_20_2" text:outline-level="2">Class tree.TreeUtils:</text:h>
      <text:p text:style-name="Text_20_body">Method public static void forceBinary(Tree): use Node.getInstance() to create any new required nodes.</text:p>
      <text:p text:style-name="Text_20_body">Method public static void reroot(tree, node): after call to private method, node will be trees root <text:span text:style-name="T1">OR</text:span> (if node is a leaf) the direct child of the root. Add extra code to find the actual root to reroot the tree.</text:p>
      <text:p text:style-name="Text_20_body">New method public static void rerootBinary(tree,node).</text:p>
      <text:p text:style-name="Text_20_body">New method private static void rerootBinary(node) – as described above, may use Node.getInstance().</text:p>
      <text:p text:style-name="Text_20_body">Change method private static void reroot(node) – as described above.</text:p>
      <text:p text:style-name="Text_20_body">New method public static void testReroot() to run test cases, printing to std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Woodhams</meta:initial-creator>
    <meta:creation-date>2009-08-31T11:43:40</meta:creation-date>
    <dc:date>2009-09-01T12:17:37</dc:date>
    <dc:creator>Michael Woodhams</dc:creator>
    <meta:editing-duration>PT02H44M12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3" meta:paragraph-count="65" meta:word-count="787" meta:character-count="4660"/>
    <meta:user-defined meta:name="Info 1"/>
    <meta:user-defined meta:name="Info 2"/>
    <meta:user-defined meta:name="Info 3"/>
    <meta:user-defined meta:name="Info 4"/>
  </office:meta>
</office:document-meta>
</file>